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965in" style:rel-column-width="5648*"/>
    </style:style>
    <style:style style:name="Table1.B" style:family="table-column">
      <style:table-column-properties style:column-width="0.9042in" style:rel-column-width="8555*"/>
    </style:style>
    <style:style style:name="Table1.H" style:family="table-column">
      <style:table-column-properties style:column-width="0.9042in" style:rel-column-width="85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P20" style:family="paragraph" style:parent-style-name="Standard" style:list-style-name="L17"/>
    <style:style style:name="P21" style:family="paragraph" style:parent-style-name="Standard" style:list-style-name="L2">
      <style:paragraph-properties fo:padding="0.0291in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ify</text:p>
      <text:p text:style-name="P1">Hassle free schedule maker for small business owners.</text:p>
      <text:p text:style-name="Standard"/>
      <text:p text:style-name="Standard"><text:tab/>One of the most difficult parts of managing a small food-service or retail business is taking the individual schedules of all employees together to build a weekly shift schedule. I propose we build a web application which will allow managers to enter the schedules of each of their employees and the schedule of shifts at a business, and automatically generate weekly and biweekly schedules. There is some shoddy software that does this already, but I haven't found any web apps. This is an np-hard problem, so I think a lot of our work will go in to finding a way to create a best-fit solution. A product like this is definitely in demand in the real world, and could make many lives a lot easier.</text:p>
      <text:p text:style-name="Standard"/>
      <text:p text:style-name="Standard">Features </text:p>
      <text:list xml:id="list2153911186" text:style-name="L1">
        <text:list-item>
          <text:p text:style-name="P4">Essential – Basic Functionality</text:p>
          <text:list>
            <text:list-item>
              <text:p text:style-name="P4">User account for managers, saves all information</text:p>
            </text:list-item>
            <text:list-item>
              <text:p text:style-name="P4">Create business profile with the shift schedule</text:p>
            </text:list-item>
            <text:list-item>
              <text:p text:style-name="P4">Create employee profiles with availability, interface for special days off, email accounts</text:p>
            </text:list-item>
            <text:list-item>
              <text:p text:style-name="P4">Automatically generate 7 or 14 day schedules</text:p>
              <text:list>
                <text:list-item>
                  <text:p text:style-name="P4">Takes into account the availability of the employees</text:p>
                </text:list-item>
                <text:list-item>
                  <text:p text:style-name="P4">Takes into account any days requested off</text:p>
                </text:list-item>
                <text:list-item>
                  <text:p text:style-name="P4">Takes labor laws into account (no seven days in a row, etc)</text:p>
                </text:list-item>
                <text:list-item>
                  <text:p text:style-name="P4">Avoids overtime, warns when overtime is necessary</text:p>
                </text:list-item>
                <text:list-item>
                  <text:p text:style-name="P4">Adds up hours for each employee so manager knows what to expect for labor costs</text:p>
                </text:list-item>
              </text:list>
            </text:list-item>
            <text:list-item>
              <text:p text:style-name="P4">Put schedule in attractive, easy to read, printable (color or b/w) format, preferably a pdf download.</text:p>
            </text:list-item>
          </text:list>
        </text:list-item>
        <text:list-item>
          <text:p text:style-name="P4">Optional</text:p>
          <text:list>
            <text:list-item>
              <text:p text:style-name="P4">User accounts linked to employee accounts</text:p>
            </text:list-item>
            <text:list-item>
              <text:p text:style-name="P4">Interface for employees to request days off (perhaps through email if not an onsite control panel)</text:p>
            </text:list-item>
            <text:list-item>
              <text:p text:style-name="P4">Interface for employees to trade shifts</text:p>
              <text:list>
                <text:list-item>
                  <text:p text:style-name="P4">Manager can choose which trades require approval (all, or only those which cause overtime)</text:p>
                </text:list-item>
              </text:list>
            </text:list-item>
            <text:list-item>
              <text:p text:style-name="P4">Email employees the schedule, create links, embed code</text:p>
            </text:list-item>
            <text:list-item>
              <text:p text:style-name="P4">Multiple businesses per user</text:p>
              <text:list>
                <text:list-item>
                  <text:p text:style-name="P4">Employees can work at more than one business, takes hours from others into account</text:p>
                </text:list-item>
              </text:list>
            </text:list-item>
            <text:list-item>
              <text:p text:style-name="P4">Employee priority, rank employees from 1-n, employee 1 gets the most hours and n gets the least.</text:p>
            </text:list-item>
            <text:list-item>
              <text:p text:style-name="P4">Monetize? Premium accounts to generate more than one schedule per week, or pay to have more than one business?</text:p>
            </text:list-item>
          </text:list>
        </text:list-item>
      </text:list>
      <text:p text:style-name="Standard"/>
      <text:p text:style-name="Standard">Sitemap:</text:p>
      <text:p text:style-name="Standard"/>
      <text:list xml:id="list1913056631" text:style-name="L2">
        <text:list-item>
          <text:p text:style-name="P5">Home/Login – Login sends to appropriate dashboard</text:p>
          <text:list>
            <text:list-item>
              <text:p text:style-name="P5">Manager Dashboard – List of businesses with current schedule for each</text:p>
              <text:list>
                <text:list-item>
                  <text:p text:style-name="P5">Business Control Panel – Change name, schedule of shifts</text:p>
                  <text:list>
                    <text:list-item>
                      <text:p text:style-name="P5">Previous schedules</text:p>
                    </text:list-item>
                  </text:list>
                </text:list-item>
                <text:list-item>
                  <text:p text:style-name="P5">Employees Control Panel – List of employees at business, hire/fire options</text:p>
                  <text:list>
                    <text:list-item>
                      <text:p text:style-name="P5"><text:soft-page-break/>Employee page – Change name, email, availability, request days off</text:p>
                    </text:list-item>
                  </text:list>
                </text:list-item>
                <text:list-item>
                  <text:p text:style-name="P5">Generate Schedule – Confirm schedules, days off, etc, big “Schedulify!” button</text:p>
                  <text:list>
                    <text:list-item>
                      <text:p text:style-name="P5">Schedule – Options to edit by hand before saving, save to db, generate link/embed codes, send out to employees, pri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About – information about us</text:p>
        </text:list-item>
      </text:list>
      <text:p text:style-name="P1">Optional</text:p>
      <text:list xml:id="list895998338" text:continue-numbering="true" text:style-name="L2">
        <text:list-item>
          <text:list>
            <text:list-item>
              <text:p text:style-name="P5">Employee Dashboard – Shows current schedule</text:p>
              <text:list>
                <text:list-item>
                  <text:p text:style-name="P5">Schedules – Shows current and previous schedules</text:p>
                </text:list-item>
                <text:list-item>
                  <text:p text:style-name="P5">Request Day off – what it sounds like</text:p>
                </text:list-item>
                <text:list-item>
                  <text:p text:style-name="P5">Request Shift Change – what it sounds like</text:p>
                </text:list-item>
                <text:list-item>
                  <text:p text:style-name="P5">Control Panel – Let users change name, email, email alerts preferences, and availability (subject to manager approval)</text:p>
                </text:list-item>
              </text:list>
            </text:list-item>
          </text:list>
        </text:list-item>
      </text:list>
      <text:p text:style-name="Standard"/>
      <text:p text:style-name="Standard">Milestones:</text:p>
      <text:list xml:id="list69303089" text:style-name="L3">
        <text:list-item>
          <text:p text:style-name="P6">Thorough Planning – 1 week</text:p>
        </text:list-item>
        <text:list-item>
          <text:p text:style-name="P6">Find best-fit schedule generating algorithm – 2 weeks</text:p>
        </text:list-item>
        <text:list-item>
          <text:p text:style-name="P6">Implement database – 2 weeks</text:p>
        </text:list-item>
        <text:list-item>
          <text:p text:style-name="P6">Complete front-end html – 2 weeks</text:p>
        </text:list-item>
        <text:list-item>
          <text:p text:style-name="P6">Deploy?</text:p>
        </text:list-item>
      </text:list>
      <text:p text:style-name="P2"/>
      <text:p text:style-name="Standard"/>
      <text:p text:style-name="Standard">Detailed Table Breakdown</text:p>
      <text:p text:style-name="Standard"/>
      <text:p text:style-name="Standard">User</text:p>
      <text:list xml:id="list629985167" text:style-name="L4">
        <text:list-item>
          <text:p text:style-name="P7">email (used for login)</text:p>
        </text:list-item>
        <text:list-item>
          <text:p text:style-name="P7">password</text:p>
        </text:list-item>
        <text:list-item>
          <text:p text:style-name="P7">link to Business(es)</text:p>
        </text:list-item>
      </text:list>
      <text:p text:style-name="Standard"/>
      <text:p text:style-name="Standard">Business</text:p>
      <text:list xml:id="list1013823463" text:style-name="L5">
        <text:list-item>
          <text:p text:style-name="P8">name</text:p>
        </text:list-item>
        <text:list-item>
          <text:p text:style-name="P8">schedule of shifts</text:p>
          <text:list>
            <text:list-item>
              <text:p text:style-name="P8">monday through sunday</text:p>
            </text:list-item>
          </text:list>
        </text:list-item>
        <text:list-item>
          <text:p text:style-name="P8">list of Schedules (top one is most recent)</text:p>
        </text:list-item>
        <text:list-item>
          <text:p text:style-name="P8">list of Employees</text:p>
        </text:list-item>
      </text:list>
      <text:p text:style-name="Standard"/>
      <text:p text:style-name="Standard">Employee</text:p>
      <text:list xml:id="list524378662" text:style-name="L6">
        <text:list-item>
          <text:p text:style-name="P9">name</text:p>
        </text:list-item>
        <text:list-item>
          <text:p text:style-name="P9">schedule of availability</text:p>
          <text:list>
            <text:list-item>
              <text:p text:style-name="P9">monday through sunday</text:p>
            </text:list-item>
          </text:list>
        </text:list-item>
        <text:list-item>
          <text:p text:style-name="P9">day off requests</text:p>
          <text:list>
            <text:list-item>
              <text:p text:style-name="P9">date</text:p>
            </text:list-item>
          </text:list>
        </text:list-item>
      </text:list>
      <text:p text:style-name="Standard"/>
      <text:p text:style-name="Standard">Schedule</text:p>
      <text:list xml:id="list1506767128" text:style-name="L7">
        <text:list-item>
          <text:p text:style-name="P10">some sort of flat representation that can be interpreted by the various schedule displayers</text:p>
        </text:list-item>
      </text:list>
      <text:p text:style-name="P2"/>
      <text:p text:style-name="Standard"/>
      <text:p text:style-name="Standard"><text:soft-page-break/></text:p>
      <text:p text:style-name="Standard">Detailed Page Breakdown</text:p>
      <text:p text:style-name="Standard"/>
      <text:p text:style-name="Standard">Header</text:p>
      <text:list xml:id="list587035410" text:style-name="L8">
        <text:list-item>
          <text:p text:style-name="P11">Present on every page, logo on right, username link (if logged in) on the left which goes to change password/email form</text:p>
        </text:list-item>
      </text:list>
      <text:p text:style-name="Standard"/>
      <text:p text:style-name="Standard">Home:</text:p>
      <text:list xml:id="list478923164" text:style-name="L9">
        <text:list-item>
          <text:p text:style-name="P12">Brief description of the site</text:p>
          <text:list>
            <text:list-item>
              <text:p text:style-name="P12">“Stargate is a simple tool for small business owners to automatically generate schedules in seconds, rather than hours.” - something to that effect</text:p>
            </text:list-item>
            <text:list-item>
              <text:p text:style-name="P12">Login fields (sends you to “Manager Dashboard”)</text:p>
            </text:list-item>
          </text:list>
        </text:list-item>
      </text:list>
      <text:p text:style-name="Standard"/>
      <text:p text:style-name="Standard">Manager Dashboard:</text:p>
      <text:list xml:id="list1310373038" text:style-name="L10">
        <text:list-item>
          <text:p text:style-name="P13">If we don't do multiple businesses, this page will not be included (logging in takes you to “Business Control Panel”)</text:p>
        </text:list-item>
        <text:list-item>
          <text:p text:style-name="P13">List of businesses with current schedules and links to appropriate control panel (=&gt; “Business Control Panel”)</text:p>
        </text:list-item>
        <text:list-item>
          <text:p text:style-name="P13">Create New Business (=&gt; “Edit Business” with “new” tag)</text:p>
        </text:list-item>
      </text:list>
      <text:p text:style-name="Standard"/>
      <text:p text:style-name="Standard">Business Control Panel</text:p>
      <text:list xml:id="list898288639" text:style-name="L11">
        <text:list-item>
          <text:p text:style-name="P14">Current schedule on top</text:p>
        </text:list-item>
        <text:list-item>
          <text:p text:style-name="P14">Links below</text:p>
          <text:list>
            <text:list-item>
              <text:p text:style-name="P14">Download, Email, Generate Link to current schedule</text:p>
            </text:list-item>
            <text:list-item>
              <text:p text:style-name="P14">Add/Edit Employees (=&gt; “Employee Control Panel”)</text:p>
            </text:list-item>
            <text:list-item>
              <text:p text:style-name="P14">Generate Schedule (=&gt; “Generate Schedule”)</text:p>
            </text:list-item>
            <text:list-item>
              <text:p text:style-name="P14">Edit Business (=&gt; “Edit Business”)</text:p>
            </text:list-item>
          </text:list>
        </text:list-item>
      </text:list>
      <text:p text:style-name="Standard"/>
      <text:p text:style-name="Standard">Edit Business</text:p>
      <text:list xml:id="list1006405492" text:style-name="L12">
        <text:list-item>
          <text:p text:style-name="P15">Takes either reference to an existing business or a “new” tag</text:p>
        </text:list-item>
        <text:list-item>
          <text:p text:style-name="P15">Fields for</text:p>
          <text:list>
            <text:list-item>
              <text:p text:style-name="P15">Name</text:p>
            </text:list-item>
            <text:list-item>
              <text:p text:style-name="P15">Schedule of Shifts, one row per day (7 rows)</text:p>
            </text:list-item>
          </text:list>
        </text:list-item>
      </text:list>
      <text:p text:style-name="Standard"/>
      <text:p text:style-name="Standard">Employees Control Panel</text:p>
      <text:list xml:id="list1411708953" text:style-name="L13">
        <text:list-item>
          <text:p text:style-name="P16">List of names of employees associated with the business. Edit (=&gt; “Edit Employee” with reference to that employee), and Remove links for each.</text:p>
        </text:list-item>
        <text:list-item>
          <text:p text:style-name="P16">Add Employee (=&gt; “Edit Employee” with “new” tag)</text:p>
        </text:list-item>
      </text:list>
      <text:p text:style-name="Standard"/>
      <text:p text:style-name="Standard">Edit Employee</text:p>
      <text:list xml:id="list2088820270" text:style-name="L14">
        <text:list-item>
          <text:p text:style-name="P17">Takes either a reference to an existing employee or a “new” tag</text:p>
          <text:list>
            <text:list-item>
              <text:p text:style-name="P17">If existing employee, auto-populates the fields with existing values and saves back to that user.</text:p>
            </text:list-item>
            <text:list-item>
              <text:p text:style-name="P17">If new, creates a new database entry connected to that business</text:p>
            </text:list-item>
          </text:list>
        </text:list-item>
        <text:list-item>
          <text:p text:style-name="P17">Fields for:</text:p>
          <text:list>
            <text:list-item>
              <text:p text:style-name="P17">Name</text:p>
            </text:list-item>
            <text:list-item>
              <text:p text:style-name="P17">Email (optional)</text:p>
            </text:list-item>
            <text:list-item>
              <text:p text:style-name="P17"><text:soft-page-break/>Schedule of Availability, one row per day (7 rows)</text:p>
              <text:list>
                <text:list-item>
                  <text:p text:style-name="P17">Dropdowns for Start Time and End Time</text:p>
                </text:list-item>
              </text:list>
            </text:list-item>
            <text:list-item>
              <text:p text:style-name="P17">Submit</text:p>
            </text:list-item>
          </text:list>
        </text:list-item>
      </text:list>
      <text:p text:style-name="Standard"/>
      <text:p text:style-name="Standard">Generate Schedule</text:p>
      <text:list xml:id="list555049334" text:style-name="L15">
        <text:list-item>
          <text:p text:style-name="P18">Section to review employee availabilities and requested days off for the upcoming week.</text:p>
          <text:list>
            <text:list-item>
              <text:p text:style-name="P18">Option or links to change/add days off</text:p>
            </text:list-item>
          </text:list>
        </text:list-item>
        <text:list-item>
          <text:p text:style-name="P18">Button to Generate! (=&gt; “Generated Schedule”)</text:p>
        </text:list-item>
      </text:list>
      <text:p text:style-name="Standard"/>
      <text:p text:style-name="Standard">Generated Schedule</text:p>
      <text:list xml:id="list351313513" text:style-name="L17">
        <text:list-item>
          <text:p text:style-name="P20">Shows schedule just generated, along with any warnings (for overtime, conflicts, shifts which cannot be covered)</text:p>
        </text:list-item>
        <text:list-item>
          <text:p text:style-name="P20">Allows editing of schedule (by dropdowns for each field in the chart maybe)</text:p>
        </text:list-item>
        <text:list-item>
          <text:p text:style-name="P20">Options for emailing schedule on save</text:p>
        </text:list-item>
        <text:list-item>
          <text:p text:style-name="P20">Button to Save (=&gt; “Business Control Panel” which will now show the new schedule)</text:p>
        </text:list-item>
      </text:list>
      <text:p text:style-name="Standard"/>
      <text:p text:style-name="Standard">About</text:p>
      <text:list xml:id="list300671850" text:style-name="L16">
        <text:list-item>
          <text:p text:style-name="P19">Information about us and the project.</text:p>
        </text:list-item>
      </text:list>
      <text:p text:style-name="Standard"/>
      <text:p text:style-name="P2"/>
      <text:p text:style-name="Standard"/>
      <text:p text:style-name="Standard"/>
      <text:p text:style-name="Standard">Schedule Format</text:p>
      <text:p text:style-name="Standard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onday 1/1/2012</text:p>
          </table:table-cell>
          <table:table-cell table:style-name="Table1.A1" office:value-type="string">
            <text:p text:style-name="Table_20_Contents">Tuesday 1/2/2012</text:p>
          </table:table-cell>
          <table:table-cell table:style-name="Table1.A1" office:value-type="string">
            <text:p text:style-name="Table_20_Contents">Wednesday</text:p>
            <text:p text:style-name="Table_20_Contents">1/3/2012</text:p>
          </table:table-cell>
          <table:table-cell table:style-name="Table1.A1" office:value-type="string">
            <text:p text:style-name="Table_20_Contents">Thursday</text:p>
            <text:p text:style-name="Table_20_Contents">1/4/2012</text:p>
          </table:table-cell>
          <table:table-cell table:style-name="Table1.A1" office:value-type="string">
            <text:p text:style-name="Table_20_Contents">Friday</text:p>
            <text:p text:style-name="Table_20_Contents">1/5/2012</text:p>
          </table:table-cell>
          <table:table-cell table:style-name="Table1.A1" office:value-type="string">
            <text:p text:style-name="Table_20_Contents">Saturday</text:p>
            <text:p text:style-name="Table_20_Contents">1/6/2012</text:p>
          </table:table-cell>
          <table:table-cell table:style-name="Table1.H1" office:value-type="string">
            <text:p text:style-name="Table_20_Contents">Sunday</text:p>
            <text:p text:style-name="Table_20_Contents">1/7/2012</text:p>
          </table:table-cell>
        </table:table-row>
        <table:table-row>
          <table:table-cell table:style-name="Table1.A2" office:value-type="string">
            <text:p text:style-name="Table_20_Contents">Alex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am-3pm</text:p>
          </table:table-cell>
          <table:table-cell table:style-name="Table1.H2" office:value-type="string">
            <text:p text:style-name="P3">9am-1pm</text:p>
          </table:table-cell>
        </table:table-row>
        <table:table-row>
          <table:table-cell table:style-name="Table1.A2" office:value-type="string">
            <text:p text:style-name="Table_20_Contents">Daniel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9:30am-4pm</text:p>
          </table:table-cell>
          <table:table-cell table:style-name="Table1.H2" office:value-type="string">
            <text:p text:style-name="P3">9:30am-2pm</text:p>
          </table:table-cell>
        </table:table-row>
        <table:table-row>
          <table:table-cell table:style-name="Table1.A2" office:value-type="string">
            <text:p text:style-name="Table_20_Contents">Kelly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OFF</text:p>
          </table:table-cell>
          <table:table-cell table:style-name="Table1.H2" office:value-type="string">
            <text:p text:style-name="P3">1pm-6pm</text:p>
          </table:table-cell>
        </table:table-row>
        <table:table-row>
          <table:table-cell table:style-name="Table1.A2" office:value-type="string">
            <text:p text:style-name="Table_20_Contents">Lewis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3pm-9pm</text:p>
          </table:table-cell>
          <table:table-cell table:style-name="Table1.H2" office:value-type="string">
            <text:p text:style-name="P3">OFF</text:p>
          </table:table-cell>
        </table:table-row>
      </table:table>
      <text:p text:style-name="Standard"/>
      <text:p text:style-name="Standard">Could automatically color code shifts, or days on vs. days 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der </meta:initial-creator>
    <meta:creation-date>2012-09-24T12:01:23</meta:creation-date>
    <dc:date>2012-10-10T19:42:00</dc:date>
    <dc:creator>xander </dc:creator>
    <meta:editing-duration>PT56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4" meta:paragraph-count="159" meta:word-count="1056" meta:character-count="6087" meta:non-whitespace-character-count="5278"/>
  </office:meta>
</office:document-meta>
</file>